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)" office:value-type="float" office:value="101900">
            <text:p>1019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)" office:value-type="float" office:value="77900">
            <text:p>77900</text:p>
          </table:table-cell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24000">
            <text:p>24000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2400">
            <text:p>2400</text:p>
          </table:table-cell>
          <table:table-cell office:value-type="float" office:value="22000">
            <text:p>22000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100">
            <text:p>100</text:p>
          </table:table-cell>
          <table:table-cell office:value-type="float" office:value="38000">
            <text:p>38000</text:p>
          </table:table-cell>
          <table:table-cell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ce35" office:value-type="float" office:value="26900">
            <text:p>26900</text:p>
          </table:table-cell>
          <table:table-cell table:number-columns-repeated="3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60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E56])" office:value-type="float" office:value="1500.83542188805">
            <text:p>1500.8354218881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1482.0574162679">
            <text:p>41482.0574162679</text:p>
          </table:table-cell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4/15/2016</text:date>, <text:time>16:0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4-15T16:06:33</dc:date>
    <meta:editing-duration>P6DT7H3M17S</meta:editing-duration>
    <meta:editing-cycles>2246</meta:editing-cycles>
    <meta:generator>OpenOffice/4.1.1$Unix OpenOffice.org_project/411m6$Build-9775</meta:generator>
    <dc:creator>Hasmik Dabaghyan</dc:creator>
    <meta:document-statistic meta:table-count="13" meta:cell-count="5465" meta:object-count="0"/>
  </office:meta>
</office:document-meta>
</file>